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5-06-0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5-03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4-11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4-07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4-03-2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4-02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3-11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3-07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3-06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3-02-0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3-01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2-10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2-07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2-05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2-02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2-01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1-10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1-07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1-04-0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1-02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1-01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0-10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0-07-0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0-05-0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20-01-1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9-10-0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9-07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9-04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9-02-0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8-10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8-07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8-04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8-01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7-10-0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7-07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7-01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6-10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6-07-1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6-05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6-05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6-04-0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6-01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10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4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6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4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4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1-0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6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4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1-01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0-10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0-04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10-01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9-10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9-07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9-04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9-01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8-10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8-07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8-04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8-01-0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7-10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7-07-2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7-05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7-01-1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6-10-1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6-07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6-04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6-01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5-10-1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5-07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5-04-2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5-01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4-10-2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4-07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4-04-07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4-01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3-10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3-07-0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2-07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2-04-2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8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7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28092421401</text:p>
          </table:table-cell>
          <table:table-cell office:value-type="string" calcext:value-type="string">
            <text:p>R-851</text:p>
          </table:table-cell>
          <table:table-cell office:value-type="string" calcext:value-type="string">
            <text:p>196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22" meta:object-count="0"/>
    <meta:user-defined meta:name="AppVersion">3.0</meta:user-defined>
  </office:meta>
</office:document-meta>
</file>